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9f" officeooo:paragraph-rsid="000d2d9f"/>
    </style:style>
    <style:style style:name="P2" style:family="paragraph" style:parent-style-name="Standard">
      <style:paragraph-properties fo:text-align="justify" style:justify-single-word="false"/>
      <style:text-properties officeooo:rsid="000d2d9f" officeooo:paragraph-rsid="000d2d9f"/>
    </style:style>
    <style:style style:name="P3" style:family="paragraph" style:parent-style-name="Standard">
      <style:text-properties officeooo:rsid="000d4662" officeooo:paragraph-rsid="000d4662"/>
    </style:style>
    <style:style style:name="P4" style:family="paragraph" style:parent-style-name="Standard">
      <style:text-properties officeooo:rsid="000f3a00" officeooo:paragraph-rsid="000f3a00"/>
    </style:style>
    <style:style style:name="P5" style:family="paragraph" style:parent-style-name="Standard">
      <style:text-properties officeooo:rsid="0010f139" officeooo:paragraph-rsid="0010f139"/>
    </style:style>
    <style:style style:name="P6" style:family="paragraph" style:parent-style-name="Standard">
      <style:text-properties fo:color="#000000" loext:opacity="100%" style:font-name="Consolas" fo:font-size="12pt" fo:font-weight="normal" officeooo:rsid="0010f139" officeooo:paragraph-rsid="0010f139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style:font-name="Consolas" fo:font-size="12pt" fo:font-weight="normal" officeooo:rsid="001d5430" officeooo:paragraph-rsid="001d5430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line-height-at-least="0.402cm"/>
      <style:text-properties fo:color="#000000" loext:opacity="100%" style:font-name="Consolas" fo:font-size="9.5pt" fo:font-weight="normal" officeooo:rsid="00220af7" officeooo:paragraph-rsid="00220af7" fo:background-color="transparent" style:font-size-asian="9.5pt" style:font-weight-asian="normal" style:font-size-complex="9.5pt" style:font-weight-complex="normal"/>
    </style:style>
    <style:style style:name="P11" style:family="paragraph" style:parent-style-name="Standard">
      <style:paragraph-properties style:line-height-at-least="0.402cm" fo:text-align="start" style:justify-single-word="false"/>
      <style:text-properties fo:color="#000000" loext:opacity="100%" style:font-name="Consolas" fo:font-size="9.5pt" fo:font-weight="normal" officeooo:paragraph-rsid="00230198" fo:background-color="transparent" style:font-size-asian="9.5pt" style:font-size-complex="9.5pt"/>
    </style:style>
    <style:style style:name="P12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fo:font-size="12pt" fo:font-weight="normal" officeooo:paragraph-rsid="001d6144"/>
    </style:style>
    <style:style style:name="P14" style:family="paragraph" style:parent-style-name="Standard">
      <style:text-properties fo:color="#000000" loext:opacity="100%" fo:font-size="12pt" fo:font-weight="normal" officeooo:rsid="001d6144" officeooo:paragraph-rsid="001d614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weight="bold" officeooo:rsid="001d5430" officeooo:paragraph-rsid="001d5430" style:font-weight-asian="bold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db304" officeooo:paragraph-rsid="001db304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1f1825" officeooo:paragraph-rsid="001f1825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1d241" officeooo:paragraph-rsid="0021d24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20af7" officeooo:paragraph-rsid="00220af7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2b540a" officeooo:paragraph-rsid="002b540a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40a6b" officeooo:paragraph-rsid="00440a6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7c090" officeooo:paragraph-rsid="0047c090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8300d" officeooo:paragraph-rsid="0048300d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c0f61" officeooo:paragraph-rsid="004c0f61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d4ac9" officeooo:paragraph-rsid="004d4a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ea86b" officeooo:paragraph-rsid="004ea86b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1c846" officeooo:paragraph-rsid="0051c846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32fed" officeooo:paragraph-rsid="00532fed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8b06b" officeooo:paragraph-rsid="0058b06b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a58c8" officeooo:paragraph-rsid="005a58c8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c957c" officeooo:paragraph-rsid="005c957c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5dd1b4" officeooo:paragraph-rsid="005c957c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7c917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3eadf" officeooo:paragraph-rsid="0063eadf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5b05a" officeooo:paragraph-rsid="0065b05a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c11ff" officeooo:paragraph-rsid="003c11ff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3eeafb" officeooo:paragraph-rsid="003eeafb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3ff5" officeooo:paragraph-rsid="00413ff5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417958" officeooo:paragraph-rsid="00417958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4ea86b" fo:background-color="transparent"/>
    </style:style>
    <style:style style:name="P41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paragraph-rsid="00532fed" fo:background-color="transparent"/>
    </style:style>
    <style:style style:name="P4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db304" officeooo:paragraph-rsid="001db304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1f1825" officeooo:paragraph-rsid="001f1825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45de15" officeooo:paragraph-rsid="0045de15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32fed" officeooo:paragraph-rsid="00532fed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56958" officeooo:paragraph-rsid="00556958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8b06b" officeooo:paragraph-rsid="0058b06b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a58c8" officeooo:paragraph-rsid="005a58c8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c957c" officeooo:paragraph-rsid="005fd546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2f68e" officeooo:paragraph-rsid="0062f68e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17db7" fo:background-color="transparent" style:font-size-asian="10.5pt" style:font-weight-asian="bold" style:font-size-complex="12pt" style:font-weight-complex="bold"/>
    </style:style>
    <style:style style:name="P54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25710" fo:background-color="transparent" style:font-size-asian="10.5pt" style:font-weight-asian="bold" style:font-size-complex="12pt" style:font-weight-complex="bold"/>
    </style:style>
    <style:style style:name="P5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5ecea" fo:background-color="transparent" style:font-size-asian="10.5pt" style:font-weight-asian="bold" style:font-size-complex="12pt" style:font-weight-complex="bold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17db7" officeooo:paragraph-rsid="0038b6de" fo:background-color="transparent" style:font-size-asian="10.5pt" style:font-weight-asian="bold" style:font-size-complex="12pt" style:font-weight-complex="bold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3638e" officeooo:paragraph-rsid="0033638e" fo:background-color="transparent" style:font-size-asian="10.5pt" style:font-weight-asian="bold" style:font-size-complex="12pt" style:font-weight-complex="bold"/>
    </style:style>
    <style:style style:name="P58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aa96a" officeooo:paragraph-rsid="003aa96a" fo:background-color="transparent" style:font-size-asian="10.5pt" style:font-weight-asian="bold" style:font-size-complex="12pt" style:font-weight-complex="bold"/>
    </style:style>
    <style:style style:name="P5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c11ff" officeooo:paragraph-rsid="003c11ff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3d6a5f" officeooo:paragraph-rsid="003d6a5f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dd1b4" officeooo:paragraph-rsid="005dd1b4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paragraph-properties style:line-height-at-least="0.402cm"/>
      <style:text-properties fo:color="#000000" loext:opacity="100%" style:font-name="Liberation Serif" fo:font-size="12pt" style:text-underline-style="solid" style:text-underline-width="auto" style:text-underline-color="font-color" fo:font-weight="bold" officeooo:rsid="005c957c" officeooo:paragraph-rsid="005c957c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317db7" officeooo:paragraph-rsid="00317db7" fo:background-color="transparent" style:font-size-asian="12.25pt" style:font-weight-asian="bold" style:font-size-complex="14pt" style:font-weight-complex="bold"/>
    </style:style>
    <style:style style:name="P64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40d5f5" officeooo:paragraph-rsid="0040d5f5" fo:background-color="transparent" style:font-size-asian="12.25pt" style:font-weight-asian="bold" style:font-size-complex="14pt" style:font-weight-complex="bold"/>
    </style:style>
    <style:style style:name="P65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32fed" officeooo:paragraph-rsid="00532fed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style:line-height-at-least="0.402cm"/>
      <style:text-properties fo:color="#000000" loext:opacity="100%" style:font-name="Liberation Serif" fo:font-size="10pt" fo:font-weight="normal" officeooo:rsid="00556958" officeooo:paragraph-rsid="00556958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fo:background-color="transparent" style:font-size-asian="9.5pt" style:font-size-complex="9.5pt"/>
    </style:style>
    <style:style style:name="P68" style:family="paragraph" style:parent-style-name="Standard">
      <style:paragraph-properties style:line-height-at-least="0.402cm" fo:text-align="start" style:justify-single-word="false"/>
      <style:text-properties fo:color="#000000" loext:opacity="100%" fo:font-size="9.5pt" officeooo:paragraph-rsid="00230198" fo:background-color="transparent" style:font-size-asian="9.5pt" style:font-size-complex="9.5pt"/>
    </style:style>
    <style:style style:name="P69" style:family="paragraph" style:parent-style-name="Standard">
      <style:text-properties officeooo:rsid="0012e59a" officeooo:paragraph-rsid="0012e59a"/>
    </style:style>
    <style:style style:name="P70" style:family="paragraph" style:parent-style-name="Standard">
      <style:text-properties officeooo:rsid="00158a4f" officeooo:paragraph-rsid="00158a4f"/>
    </style:style>
    <style:style style:name="P71" style:family="paragraph" style:parent-style-name="Standard">
      <style:text-properties fo:font-weight="bold" officeooo:rsid="00158a4f" officeooo:paragraph-rsid="00158a4f" style:font-weight-asian="bold" style:font-weight-complex="bold"/>
    </style:style>
    <style:style style:name="P72" style:family="paragraph" style:parent-style-name="Standard">
      <style:text-properties fo:font-weight="bold" officeooo:rsid="003aa96a" officeooo:paragraph-rsid="003aa96a" style:font-weight-asian="bold" style:font-weight-complex="bold"/>
    </style:style>
    <style:style style:name="P73" style:family="paragraph" style:parent-style-name="Standard">
      <style:text-properties fo:color="#3465a4" loext:opacity="100%" officeooo:rsid="00158a4f" officeooo:paragraph-rsid="00158a4f"/>
    </style:style>
    <style:style style:name="P74" style:family="paragraph" style:parent-style-name="Standard">
      <style:text-properties fo:color="#3465a4" loext:opacity="100%" officeooo:rsid="0017f77b" officeooo:paragraph-rsid="0017f77b"/>
    </style:style>
    <style:style style:name="P75" style:family="paragraph" style:parent-style-name="Standard">
      <style:text-properties officeooo:rsid="0017f77b" officeooo:paragraph-rsid="0017f77b"/>
    </style:style>
    <style:style style:name="P76" style:family="paragraph" style:parent-style-name="Standard">
      <style:text-properties fo:font-weight="normal" officeooo:rsid="003aa96a" officeooo:paragraph-rsid="003aa96a" style:font-weight-asian="normal" style:font-weight-complex="normal"/>
    </style:style>
    <style:style style:name="P77" style:family="paragraph" style:parent-style-name="Standard">
      <style:paragraph-properties style:line-height-at-least="0.402cm"/>
      <style:text-properties fo:color="#d4d4d4" loext:opacity="100%" fo:font-size="10pt" fo:background-color="#1e1e1e" style:font-size-asian="10pt" style:font-size-complex="10pt"/>
    </style:style>
    <style:style style:name="P78" style:family="paragraph" style:parent-style-name="Standard">
      <style:paragraph-properties style:line-height-at-least="0.402cm"/>
      <style:text-properties fo:color="#d4d4d4" loext:opacity="100%" style:font-name="Consolas" fo:font-size="12pt" fo:font-weight="normal" officeooo:rsid="0067c917" officeooo:paragraph-rsid="0067c917" fo:background-color="#1e1e1e" style:font-size-asian="12pt" style:font-weight-asian="bold" style:font-size-complex="12pt" style:font-weight-complex="bold"/>
    </style:style>
    <style:style style:name="P79" style:family="paragraph" style:parent-style-name="Standard">
      <style:paragraph-properties style:line-height-at-least="0.402cm"/>
      <style:text-properties fo:color="#d4d4d4" loext:opacity="100%" style:font-name="Consolas" fo:font-size="12pt" fo:font-weight="normal" fo:background-color="#1e1e1e" style:font-size-asian="12pt" style:font-size-complex="12pt"/>
    </style:style>
    <style:style style:name="P80" style:family="paragraph" style:parent-style-name="Standard">
      <style:paragraph-properties style:line-height-at-least="0.402cm"/>
      <style:text-properties fo:color="#d4d4d4" loext:opacity="100%" fo:font-size="12pt" fo:background-color="#1e1e1e" style:font-size-asian="12pt" style:font-size-complex="12pt"/>
    </style:style>
    <style:style style:name="P81" style:family="paragraph" style:parent-style-name="Standard">
      <style:paragraph-properties style:line-height-at-least="0.402cm"/>
      <style:text-properties fo:font-size="10pt" style:font-size-asian="10pt" style:font-size-complex="10pt"/>
    </style:style>
    <style:style style:name="P82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2f68e" officeooo:paragraph-rsid="0062f68e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7c917" officeooo:paragraph-rsid="0067c917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style:line-height-at-least="0.402cm"/>
      <style:text-properties fo:color="#000000" loext:opacity="100%" style:font-name="Liberation Serif" fo:font-size="12pt" fo:font-weight="normal" officeooo:rsid="0065b05a" officeooo:paragraph-rsid="0065b05a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rsid="0069e945" officeooo:paragraph-rsid="0069e945" fo:background-color="transparent" style:font-size-asian="10.5pt" style:font-weight-asian="bold" style:font-size-complex="12pt" style:font-weight-complex="bold"/>
    </style:style>
    <style:style style:name="P86" style:family="paragraph" style:parent-style-name="Standard">
      <style:paragraph-properties style:line-height-at-least="0.402cm"/>
      <style:text-properties fo:color="#000000" loext:opacity="100%" style:font-name="Liberation Serif" fo:font-size="14pt" fo:font-weight="bold" officeooo:rsid="0069e945" officeooo:paragraph-rsid="0069e945" fo:background-color="transparent" style:font-size-asian="12.25pt" style:font-weight-asian="bold" style:font-size-complex="14pt" style:font-weight-complex="bold"/>
    </style:style>
    <style:style style:name="P87" style:family="paragraph">
      <loext:graphic-properties draw:fill="none" draw:fill-color="#ffffff"/>
      <style:paragraph-properties style:writing-mode="lr-tb"/>
    </style:style>
    <style:style style:name="P88" style:family="paragraph">
      <loext:graphic-properties draw:fill-color="#ee5151"/>
    </style:style>
    <style:style style:name="P89" style:family="paragraph">
      <loext:graphic-properties draw:fill="none" draw:fill-color="#ffffff"/>
      <style:paragraph-properties style:writing-mode="lr-tb"/>
      <style:text-properties fo:color="#ffffff" loext:opacity="100%" fo:font-weight="bold" style:font-weight-asian="bold" style:font-weight-complex="bold"/>
    </style:style>
    <style:style style:name="T1" style:family="text">
      <style:text-properties style:font-name="Consolas" fo:font-weight="normal"/>
    </style:style>
    <style:style style:name="T2" style:family="text">
      <style:text-properties style:font-name="Consolas" fo:background-color="transparent" loext:char-shading-value="0" style:font-size-asian="12pt" style:font-size-complex="12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font-name="Consolas" fo:font-weight="normal"/>
    </style:style>
    <style:style style:name="T5" style:family="text">
      <style:text-properties fo:color="#e6e905" loext:opacity="100%" style:font-name="Consolas" fo:font-weight="normal"/>
    </style:style>
    <style:style style:name="T6" style:family="text">
      <style:text-properties officeooo:rsid="0017f77b"/>
    </style:style>
    <style:style style:name="T7" style:family="text">
      <style:text-properties fo:color="#000000" loext:opacity="100%"/>
    </style:style>
    <style:style style:name="T8" style:family="text">
      <style:text-properties officeooo:rsid="001d6144" style:font-size-asian="10.5pt" style:font-weight-asian="normal" style:font-size-complex="12pt" style:font-weight-complex="normal"/>
    </style:style>
    <style:style style:name="T9" style:family="text">
      <style:text-properties officeooo:rsid="001d6144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69a2e" loext:opacity="100%" style:font-name="Consolas" fo:font-weight="normal"/>
    </style:style>
    <style:style style:name="T11" style:family="text">
      <style:text-properties officeooo:rsid="001f4b02"/>
    </style:style>
    <style:style style:name="T12" style:family="text">
      <style:text-properties officeooo:rsid="0020e584"/>
    </style:style>
    <style:style style:name="T13" style:family="text">
      <style:text-properties officeooo:rsid="00220af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25710" style:font-weight-asian="normal" style:font-weight-complex="normal"/>
    </style:style>
    <style:style style:name="T17" style:family="text">
      <style:text-properties fo:font-weight="normal" officeooo:rsid="00346d85" style:font-weight-asian="normal" style:font-weight-complex="normal"/>
    </style:style>
    <style:style style:name="T18" style:family="text">
      <style:text-properties fo:font-weight="normal" officeooo:rsid="003942fb" style:font-weight-asian="normal" style:font-weight-complex="normal"/>
    </style:style>
    <style:style style:name="T19" style:family="text">
      <style:text-properties fo:font-weight="normal" officeooo:rsid="00397472" style:font-weight-asian="normal" style:font-weight-complex="normal"/>
    </style:style>
    <style:style style:name="T20" style:family="text">
      <style:text-properties fo:font-weight="normal" officeooo:rsid="003aa96a" style:font-weight-asian="normal" style:font-weight-complex="normal"/>
    </style:style>
    <style:style style:name="T21" style:family="text">
      <style:text-properties fo:font-weight="normal" officeooo:rsid="005b2f06" style:font-weight-asian="normal" style:font-weight-complex="normal"/>
    </style:style>
    <style:style style:name="T22" style:family="text">
      <style:text-properties fo:font-weight="normal" officeooo:rsid="005dd1b4" style:font-weight-asian="normal" style:font-weight-complex="normal"/>
    </style:style>
    <style:style style:name="T23" style:family="text">
      <style:text-properties fo:font-weight="normal" officeooo:rsid="005fcc01" style:font-weight-asian="normal" style:font-weight-complex="normal"/>
    </style:style>
    <style:style style:name="T24" style:family="text">
      <style:text-properties fo:font-weight="normal" fo:background-color="#ff0000" loext:char-shading-value="0" style:font-weight-asian="normal" style:font-weight-complex="normal"/>
    </style:style>
    <style:style style:name="T25" style:family="text">
      <style:text-properties officeooo:rsid="003aa96a"/>
    </style:style>
    <style:style style:name="T26" style:family="text">
      <style:text-properties officeooo:rsid="0044a4ee"/>
    </style:style>
    <style:style style:name="T27" style:family="text">
      <style:text-properties officeooo:rsid="0044ffc8"/>
    </style:style>
    <style:style style:name="T28" style:family="text">
      <style:text-properties officeooo:rsid="004c98c4"/>
    </style:style>
    <style:style style:name="T29" style:family="text">
      <style:text-properties officeooo:rsid="004ea86b"/>
    </style:style>
    <style:style style:name="T30" style:family="text">
      <style:text-properties fo:color="#808080" loext:opacity="100%" style:font-name="Consolas" fo:font-size="10pt" fo:background-color="#1e1e1e" loext:char-shading-value="0" style:font-size-asian="10pt" style:font-size-complex="10pt"/>
    </style:style>
    <style:style style:name="T31" style:family="text">
      <style:text-properties fo:color="#808080" loext:opacity="100%" style:font-name="Consolas" fo:font-weight="normal"/>
    </style:style>
    <style:style style:name="T32" style:family="text">
      <style:text-properties fo:color="#569cd6" loext:opacity="100%" style:font-name="Consolas" fo:font-size="10pt" fo:background-color="#1e1e1e" loext:char-shading-value="0" style:font-size-asian="10pt" style:font-size-complex="10pt"/>
    </style:style>
    <style:style style:name="T33" style:family="text">
      <style:text-properties fo:color="#569cd6" loext:opacity="100%" style:font-name="Consolas" fo:font-weight="normal"/>
    </style:style>
    <style:style style:name="T34" style:family="text">
      <style:text-properties fo:color="#569cd6" loext:opacity="100%" style:font-weight-asian="normal" style:font-weight-complex="normal"/>
    </style:style>
    <style:style style:name="T35" style:family="text">
      <style:text-properties fo:color="#d4d4d4" loext:opacity="100%" style:font-name="Consolas" fo:font-size="10pt" fo:background-color="#1e1e1e" loext:char-shading-value="0" style:font-size-asian="10pt" style:font-size-complex="10pt"/>
    </style:style>
    <style:style style:name="T36" style:family="text">
      <style:text-properties fo:color="#9cdcfe" loext:opacity="100%" style:font-name="Consolas" fo:font-size="10pt" fo:background-color="#1e1e1e" loext:char-shading-value="0" style:font-size-asian="10pt" style:font-size-complex="10pt"/>
    </style:style>
    <style:style style:name="T37" style:family="text">
      <style:text-properties fo:color="#9cdcfe" loext:opacity="100%" style:font-name="Consolas" fo:font-weight="normal"/>
    </style:style>
    <style:style style:name="T38" style:family="text">
      <style:text-properties fo:color="#9cdcfe" loext:opacity="100%" style:font-weight-asian="normal" style:font-weight-complex="normal"/>
    </style:style>
    <style:style style:name="T39" style:family="text">
      <style:text-properties fo:color="#ce9178" loext:opacity="100%" style:font-name="Consolas" fo:font-size="10pt" fo:background-color="#1e1e1e" loext:char-shading-value="0" style:font-size-asian="10pt" style:font-size-complex="10pt"/>
    </style:style>
    <style:style style:name="T40" style:family="text">
      <style:text-properties fo:color="#ce9178" loext:opacity="100%" style:font-name="Consolas" fo:font-weight="normal"/>
    </style:style>
    <style:style style:name="T41" style:family="text">
      <style:text-properties fo:color="#dcdcaa" loext:opacity="100%" style:font-name="Consolas" fo:font-size="10pt" fo:background-color="#1e1e1e" loext:char-shading-value="0" style:font-size-asian="10pt" style:font-size-complex="10pt"/>
    </style:style>
    <style:style style:name="T42" style:family="text">
      <style:text-properties fo:color="#dcdcaa" loext:opacity="100%" style:font-name="Consolas" fo:font-weight="normal"/>
    </style:style>
    <style:style style:name="T43" style:family="text">
      <style:text-properties officeooo:rsid="004ea86b" style:font-size-asian="12pt" style:font-weight-asian="normal" style:font-size-complex="12pt" style:font-weight-complex="normal"/>
    </style:style>
    <style:style style:name="T44" style:family="text">
      <style:text-properties officeooo:rsid="00532fed" style:font-size-asian="12pt" style:font-weight-asian="normal" style:font-size-complex="12pt" style:font-weight-complex="normal"/>
    </style:style>
    <style:style style:name="T45" style:family="text">
      <style:text-properties officeooo:rsid="0051c846"/>
    </style:style>
    <style:style style:name="T46" style:family="text">
      <style:text-properties officeooo:rsid="00532fed"/>
    </style:style>
    <style:style style:name="T47" style:family="text">
      <style:text-properties officeooo:rsid="00541390"/>
    </style:style>
    <style:style style:name="T48" style:family="text">
      <style:text-properties officeooo:rsid="005b2f06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style:text-underline-style="none" officeooo:rsid="005ea445"/>
    </style:style>
    <style:style style:name="T51" style:family="text">
      <style:text-properties officeooo:rsid="005fcc01"/>
    </style:style>
    <style:style style:name="T52" style:family="text">
      <style:text-properties fo:color="#c586c0" loext:opacity="100%" style:font-weight-asian="normal" style:font-weight-complex="normal"/>
    </style:style>
    <style:style style:name="T53" style:family="text">
      <style:text-properties style:font-weight-asian="normal" style:font-weight-complex="normal"/>
    </style:style>
    <style:style style:name="T54" style:family="text">
      <style:text-properties fo:color="#b5cea8" loext:opacity="100%" style:font-weight-asian="normal" style:font-weight-complex="normal"/>
    </style:style>
    <style:style style:name="T55" style:family="text">
      <style:text-properties fo:color="#ffffff" loext:opacity="100%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261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647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ee5151" draw:textarea-horizontal-align="justify" draw:textarea-vertical-align="middle" draw:auto-grow-height="false" fo:min-height="0.781cm" fo:min-width="2.796cm" style:run-through="foreground"/>
    </style:style>
    <style:style style:name="gr7" style:family="graphic">
      <style:graphic-properties draw:stroke="none" svg:stroke-color="#000000" draw:fill="none" draw:fill-color="#ffffff" fo:min-height="0.538cm" style:run-through="foreground"/>
      <style:paragraph-properties style:writing-mode="lr-tb"/>
    </style:style>
    <style:style style:name="gr8" style:family="graphic">
      <style:graphic-properties draw:fill-color="#ee5151" draw:textarea-horizontal-align="justify" draw:textarea-vertical-align="middle" draw:auto-grow-height="false" fo:min-height="0.781cm" fo:min-width="3.517cm" style:run-through="foreground"/>
    </style:style>
    <style:style style:name="gr9" style:family="graphic">
      <style:graphic-properties draw:stroke="none" svg:stroke-color="#000000" draw:fill="none" draw:fill-color="#ffffff" fo:min-height="0.975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ada navegador tem seu próprio motor:</text:p>
      <text:p text:style-name="P1">- Chrome (V8)</text:p>
      <text:p text:style-name="P1">- Firefox (Spidermonkey)</text:p>
      <text:p text:style-name="P1">- Safari (Nitro)</text:p>
      <text:p text:style-name="P1">- Opera (Blink)</text:p>
      <text:p text:style-name="P1">- Edge (Chakra)</text:p>
      <text:p text:style-name="P2"/>
      <text:p text:style-name="P3">O NodeJS é uma máquina que roda JavaScript fora do Chrome. É o que proporciona utilizar o JavaScript para o lado do servidor também.</text:p>
      <text:p text:style-name="P3"/>
      <text:p text:style-name="P72">Comandos Node Js:</text:p>
      <text:p text:style-name="P72">Ctrl + L = <text:span text:style-name="T15">Limpar a tela.</text:span></text:p>
      <text:p text:style-name="P76"/>
      <text:p text:style-name="P76"/>
      <text:p text:style-name="P76"/>
      <text:p text:style-name="P3"/>
      <text:p text:style-name="P4">Frameworks que devo olhar depois de aprender JavaScript:</text:p>
      <text:p text:style-name="P4">- jQuery</text:p>
      <text:p text:style-name="P4">- Angular</text:p>
      <text:p text:style-name="P4">- React Native</text:p>
      <text:p text:style-name="P4">- Vue </text:p>
      <text:p text:style-name="P4">- Electron (para gráficos – WhatsApp Web, VS Code, Discord)</text:p>
      <text:p text:style-name="P4"/>
      <text:p text:style-name="P5">Primeiros scripts:</text:p>
      <text:p text:style-name="P6">&lt;<text:span text:style-name="T3">script</text:span>&gt;</text:p>
      <text:p text:style-name="P12">        <text:span text:style-name="T5">alert</text:span><text:span text:style-name="T1">('Hello World!')</text:span></text:p>
      <text:p text:style-name="P12">        <text:span text:style-name="T5">confirm</text:span><text:span text:style-name="T1">('Está gostando de JavaScript?')</text:span></text:p>
      <text:p text:style-name="P12">        <text:span text:style-name="T5">prompt</text:span><text:span text:style-name="T1">('Qual é o seu nome?')</text:span></text:p>
      <text:p text:style-name="P12">    <text:span text:style-name="T1">&lt;/</text:span><text:span text:style-name="T4">script</text:span><text:span text:style-name="T1">&gt;</text:span></text:p>
      <text:p text:style-name="P5"/>
      <text:p text:style-name="P69">Regras dos identificadores em JS:</text:p>
      <text:p text:style-name="P69">- Podem começar com letra, $ ou _.</text:p>
      <text:p text:style-name="P69">- Não podem começar com números.</text:p>
      <text:p text:style-name="P69">- É possível usar letras ou números.</text:p>
      <text:p text:style-name="P69">- É possível usar acentos e símbolos.</text:p>
      <text:p text:style-name="P69">- Não podem conter espaços.</text:p>
      <text:p text:style-name="P69">- Não podem ser palavras reservadas.</text:p>
      <text:p text:style-name="P69"/>
      <text:p text:style-name="P71">Tipos Primitivos</text:p>
      <text:p text:style-name="P70">Variáveis numéricas: <text:span text:style-name="T3">number</text:span> (JS não diferencia números entre Inteiro e Reais)</text:p>
      <text:p text:style-name="P73"><text:span text:style-name="T6">s</text:span>tring</text:p>
      <text:p text:style-name="P70">true false: <text:span text:style-name="T3">boolean</text:span></text:p>
      <text:p text:style-name="P73"/>
      <text:p text:style-name="P75"><text:span text:style-name="T3">number: </text:span><text:span text:style-name="T7">infinity, NaN</text:span></text:p>
      <text:p text:style-name="P74">string</text:p>
      <text:p text:style-name="P74">boolean</text:p>
      <text:p text:style-name="P74">null</text:p>
      <text:p text:style-name="P74">undefined</text:p>
      <text:p text:style-name="P75"><text:span text:style-name="T3">object: </text:span><text:span text:style-name="T7">Array</text:span></text:p>
      <text:p text:style-name="P74">function</text:p>
      <text:p text:style-name="P74"/>
      <text:p text:style-name="P74"/>
      <text:p text:style-name="P15"><text:soft-page-break/>Concatenação:</text:p>
      <text:p text:style-name="P15"/>
      <text:p text:style-name="P8">&lt;script&gt;</text:p>
      <text:p text:style-name="P12">        <text:span text:style-name="T1">var nome = prompt('Qual é o seu nome?')</text:span></text:p>
      <text:p text:style-name="P12">        <text:span text:style-name="T1">alert('É um grande prazer em te conhecer, ' + nome)</text:span></text:p>
      <text:p text:style-name="P7">&lt;/script&gt;</text:p>
      <text:p text:style-name="P13"><text:span text:style-name="T8">Exemplo:</text:span><text:span text:style-name="T9"> </text:span><text:span text:style-name="T2">&lt;script&gt;</text:span></text:p>
      <text:p text:style-name="P12">       <text:span text:style-name="T1">var n1 = prompt('Digite um número: ') </text:span><text:span text:style-name="T10">// String</text:span></text:p>
      <text:p text:style-name="P12">       <text:span text:style-name="T1">var n2 = prompt('Digite outro número: ')</text:span><text:span text:style-name="T10">// String</text:span></text:p>
      <text:p text:style-name="P12">       <text:span text:style-name="T1">var s = n1 + n2</text:span></text:p>
      <text:p text:style-name="P12">       <text:span text:style-name="T1">alert('A soma entre n1 e n2 é '+ s) </text:span><text:span text:style-name="T10">// o sinal de + é concatenação.</text:span></text:p>
      <text:p text:style-name="P12">       <text:span text:style-name="T10">// Isso porque o comando prompt retorna uma string.</text:span></text:p>
      <text:p text:style-name="P12">    <text:span text:style-name="T1">&lt;/script&gt;</text:span></text:p>
      <text:p text:style-name="P14"/>
      <text:p text:style-name="P14">Para converter para número inteiro, utilizamos:</text:p>
      <text:p text:style-name="P14">parseInt(n)</text:p>
      <text:p text:style-name="P9">var n1 = parseInt(prompt('Digite um número: '))</text:p>
      <text:p text:style-name="P14"/>
      <text:p text:style-name="P14">Para converter para número Real, utilizamos:</text:p>
      <text:p text:style-name="P14">parseFloat(n)</text:p>
      <text:p text:style-name="P9">var n2 = parseFloat(prompt('Digite outro número: '))</text:p>
      <text:p text:style-name="P9"/>
      <text:p text:style-name="P16">Ou podemos simplificar fazendo o JavaScript decidir:</text:p>
      <text:p text:style-name="P16">Number(prompt(‘Digite um número’))</text:p>
      <text:p text:style-name="P16"/>
      <text:p text:style-name="P20">Para ajustar as casas decimais de um número:</text:p>
      <text:p text:style-name="P20">var n1 = 1545.2</text:p>
      <text:p text:style-name="P20">n1.<text:span text:style-name="T14">toFixed(2)</text:span></text:p>
      <text:p text:style-name="P20">1545.20</text:p>
      <text:p text:style-name="P16"/>
      <text:p text:style-name="P20">n1.toLocaleString(‘pt -BR’, {style: ‘currency’, currency: ‘BRL’})</text:p>
      <text:p text:style-name="P16"/>
      <text:p text:style-name="P42">Para converter para String:</text:p>
      <text:p text:style-name="P16">String(n)</text:p>
      <text:p text:style-name="P16">n.toString()</text:p>
      <text:p text:style-name="P16"/>
      <text:p text:style-name="P43">Template String:</text:p>
      <text:p text:style-name="P17">alert(`A soma entre ${n1} e ${n2} é ${s}`)</text:p>
      <text:p text:style-name="P17">Utilizamos crase no começo e no final. <text:span text:style-name="T12">C</text:span><text:span text:style-name="T11">ifrão e chaves.</text:span></text:p>
      <text:p text:style-name="P17"/>
      <text:p text:style-name="P17"/>
      <text:p text:style-name="P19">var <text:s/><text:span text:style-name="T14">s</text:span> = “JavaScript”</text:p>
      <text:p text:style-name="P18"><text:span text:style-name="T14">s</text:span>.length <text:s text:c="2"/><text:tab/><text:tab/> // quantos caracteres a string tem.</text:p>
      <text:p text:style-name="P18"><text:span text:style-name="T14">s</text:span>.toUpperCase<text:span text:style-name="T13">( )</text:span> <text:s text:c="2"/><text:tab/>// tudo para Maiúsculas. <text:s/></text:p>
      <text:p text:style-name="P19"><text:span text:style-name="T14">s</text:span>.toLowerCase( ) <text:tab/>// tudo para Minúsculas.</text:p>
      <text:p text:style-name="P19"/>
      <text:p text:style-name="P10">&lt;script&gt;</text:p>
      <text:p text:style-name="P67">        <text:span text:style-name="T1">var nome = prompt("Qual é o seu nome?")</text:span></text:p>
      <text:p text:style-name="P67">        <text:span text:style-name="T1">document.write(`Olá, &lt;strong&gt;</text:span><text:span text:style-name="T4">${nome}</text:span><text:span text:style-name="T1">&lt;/strong&gt;! Seu nome tem </text:span><text:span text:style-name="T4">${nome.length}</text:span><text:span text:style-name="T1"> letras.&lt;br&gt;`)</text:span></text:p>
      <text:p text:style-name="P67">        <text:span text:style-name="T1">document.write(`Seu nome em maiúsculas é </text:span><text:span text:style-name="T4">${nome.toUpperCase</text:span><text:span text:style-name="T1">()}.&lt;br&gt;`)</text:span></text:p>
      <text:p text:style-name="P68">        <text:span text:style-name="T1">document.write(`Seu nome em minúsculas é </text:span><text:span text:style-name="T4">${nome.toLowerCase</text:span><text:span text:style-name="T1">()}.`)</text:span></text:p>
      <text:p text:style-name="P11">&lt;/script&gt;</text:p>
      <text:p text:style-name="P63"/>
      <text:p text:style-name="P63"><text:soft-page-break/>Operadores</text:p>
      <text:p text:style-name="P63"/>
      <text:p text:style-name="P54">aritméticos: <text:span text:style-name="T16">+, -, *, /, % (resto da divisão inteira), ** (potência).</text:span></text:p>
      <text:p text:style-name="P57"><text:span text:style-name="T17">o</text:span><text:span text:style-name="T15">rdem de precedência: ( ) =&gt; ** =&gt; * <text:s/>/ <text:s/>% =&gt; + -</text:span></text:p>
      <text:p text:style-name="P54"/>
      <text:p text:style-name="P55">atribuição: <text:span text:style-name="T18">++, –, +=, -=, </text:span><text:span text:style-name="T19">= (recebe)</text:span></text:p>
      <text:p text:style-name="P55"/>
      <text:p text:style-name="P56">relacionais: <text:span text:style-name="T15">&lt;, &gt;, &lt;</text:span><text:span text:style-name="T18">=, &gt;=, ==, !=</text:span></text:p>
      <text:p text:style-name="P56"/>
      <text:p text:style-name="P56"/>
      <text:p text:style-name="P56">lógicos: !<text:span text:style-name="T15"> </text:span><text:span text:style-name="T20">Negação; </text:span><text:span text:style-name="T25">&amp;&amp;</text:span><text:span text:style-name="T20"> conjunção (e); </text:span><text:span text:style-name="T25">||</text:span><text:span text:style-name="T20"> disjunção (ou);</text:span></text:p>
      <text:p text:style-name="P58"><text:span text:style-name="T20">E</text:span><text:span text:style-name="T15">x.: <text:tab/>!true =&gt; false<text:line-break/><text:tab/>!false =&gt; true<text:tab/></text:span></text:p>
      <text:p text:style-name="P56"/>
      <text:p text:style-name="P56">ternário: <text:span text:style-name="T15">? :</text:span></text:p>
      <text:p text:style-name="P60"><text:span text:style-name="T15">teste </text:span><text:span text:style-name="T24">?</text:span><text:span text:style-name="T15"> true </text:span><text:span text:style-name="T24">:</text:span><text:span text:style-name="T15"> false</text:span></text:p>
      <text:p text:style-name="P37">Ex.: média &gt;= 7.0 ? “Aprovado” : “Reprovado”</text:p>
      <text:p text:style-name="P56"/>
      <text:p text:style-name="P59">Ordem de precedência:</text:p>
      <text:p text:style-name="P36">Aritméticos =&gt; Relacionais =&gt; Lógicos</text:p>
      <text:p text:style-name="P36"/>
      <text:p text:style-name="P36"/>
      <text:p text:style-name="P64">Introdução ao DOM</text:p>
      <text:p text:style-name="P64"/>
      <text:p text:style-name="P38">Document Object Model.</text:p>
      <text:p text:style-name="P39">Só funciona quando estamos rodando JS dentro do navegador. Não funciona no NodeJs.</text:p>
      <text:p text:style-name="P53"><draw:g text:anchor-type="paragraph" draw:z-index="0" draw:name="DrawObject1" draw:style-name="gr5"><draw:custom-shape draw:name="Forma 1" draw:style-name="gr6" draw:text-style-name="P88" svg:width="2.878cm" svg:height="0.863cm" svg:x="5.798cm" svg:y="0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1" draw:style-name="gr7" draw:text-style-name="P89" svg:width="1.482cm" svg:height="0.539cm" svg:x="6.567cm" svg:y="0.845cm"><draw:text-box><text:p><text:span text:style-name="T55">window</text:span></text:p></draw:text-box></draw:frame></draw:g></text:p>
      <text:p text:style-name="P19"/>
      <text:p text:style-name="P19"><draw:custom-shape text:anchor-type="paragraph" draw:z-index="7" draw:name="Forma 2" draw:style-name="gr4" svg:width="0.287cm" svg:height="0.74cm" svg:x="7.161cm" svg:y="0.755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><draw:g text:anchor-type="paragraph" draw:z-index="3" draw:name="DrawObject 3" draw:style-name="gr5"><draw:custom-shape draw:name="Forma 5" draw:style-name="gr6" draw:text-style-name="P88" svg:width="2.878cm" svg:height="0.863cm" svg:x="9.668cm" svg:y="1.1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5" draw:style-name="gr7" draw:text-style-name="P89" svg:width="1.482cm" svg:height="0.539cm" svg:x="10.437cm" svg:y="1.3cm"><draw:text-box><text:p><text:span text:style-name="T55">history</text:span></text:p></draw:text-box></draw:frame></draw:g></text:p>
      <text:p text:style-name="P19"><draw:g text:anchor-type="paragraph" draw:z-index="2" draw:name="DrawObject 2" draw:style-name="gr5"><draw:custom-shape draw:name="Forma 4" draw:style-name="gr8" draw:text-style-name="P88" svg:width="3.599cm" svg:height="0.863cm" svg:x="5.429cm" svg:y="0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4" draw:style-name="gr9" draw:text-style-name="P89" svg:width="1.856cm" svg:height="0.976cm" svg:x="6.39cm" svg:y="0.833cm"><draw:text-box><text:p><text:span text:style-name="T55">document</text:span></text:p></draw:text-box></draw:frame></draw:g><draw:g text:anchor-type="paragraph" draw:z-index="1" draw:name="DrawObject4" draw:style-name="gr5"><draw:custom-shape draw:name="Forma 3" draw:style-name="gr6" draw:text-style-name="P88" svg:width="2.878cm" svg:height="0.863cm" svg:x="2.048cm" svg:y="0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3" draw:style-name="gr7" draw:text-style-name="P89" svg:width="1.482cm" svg:height="0.539cm" svg:x="2.817cm" svg:y="0.866cm"><draw:text-box><text:p><text:span text:style-name="T55">location</text:span></text:p></draw:text-box></draw:frame></draw:g></text:p>
      <text:p text:style-name="P19"/>
      <text:p text:style-name="P19"><draw:custom-shape text:anchor-type="paragraph" draw:z-index="8" draw:name="Forma 10" draw:style-name="gr3" svg:width="0.366cm" svg:height="0.943cm" svg:x="7.054cm" svg:y="0.681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4" draw:name="DrawObject7" draw:style-name="gr5"><draw:custom-shape draw:name="Forma 6" draw:style-name="gr6" draw:text-style-name="P88" svg:width="2.878cm" svg:height="0.863cm" svg:x="5.779cm" svg:y="0.7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6" draw:style-name="gr7" draw:text-style-name="P89" svg:width="1.154cm" svg:height="0.539cm" svg:x="6.818cm" svg:y="0.88cm"><draw:text-box><text:p><text:span text:style-name="T55">html</text:span></text:p></draw:text-box></draw:frame></draw:g></text:p>
      <text:p text:style-name="P19"/>
      <text:p text:style-name="P19"><draw:custom-shape text:anchor-type="paragraph" draw:z-index="9" draw:name="Forma 11" draw:style-name="gr3" svg:width="0.366cm" svg:height="0.943cm" svg:x="6.131cm" svg:y="0.827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9" draw:style-name="gr3" svg:width="0.366cm" svg:height="0.943cm" svg:x="7.805cm" svg:y="0.794cm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><draw:g text:anchor-type="paragraph" draw:z-index="5" draw:name="DrawObject 5" draw:style-name="gr5"><draw:custom-shape draw:name="Forma 7" draw:style-name="gr6" draw:text-style-name="P88" svg:width="2.878cm" svg:height="0.863cm" svg:x="4.025cm" svg:y="0.8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7" draw:style-name="gr7" draw:text-style-name="P89" svg:width="1.482cm" svg:height="0.539cm" svg:x="4.794cm" svg:y="1.011cm"><draw:text-box><text:p><text:span text:style-name="T55">head</text:span></text:p></draw:text-box></draw:frame></draw:g><draw:g text:anchor-type="paragraph" draw:z-index="6" draw:name="DrawObject 6" draw:style-name="gr5"><draw:custom-shape draw:name="Forma 8" draw:style-name="gr6" draw:text-style-name="P88" svg:width="2.878cm" svg:height="0.863cm" svg:x="7.355cm" svg:y="0.8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Moldura de texto 8" draw:style-name="gr7" draw:text-style-name="P89" svg:width="1.482cm" svg:height="0.539cm" svg:x="8.124cm" svg:y="0.978cm"><draw:text-box><text:p><text:span text:style-name="T55">body</text:span></text:p></draw:text-box></draw:frame></draw:g></text:p>
      <text:p text:style-name="P19"/>
      <text:p text:style-name="P19"/>
      <text:p text:style-name="P19"/>
      <text:p text:style-name="P19"/>
      <text:p text:style-name="P19"/>
      <text:p text:style-name="P21">Existem 5 formas de acessar os elementos para poder navegar dentro da árvore DOM:</text:p>
      <text:p text:style-name="P21">- por Marca: <text:span text:style-name="T26">getElementsByTagName()</text:span></text:p>
      <text:p text:style-name="P21">- por ID: <text:span text:style-name="T26">getElementById</text:span></text:p>
      <text:p text:style-name="P21">- por Nome: <text:span text:style-name="T27">getElementsByName()</text:span></text:p>
      <text:p text:style-name="P21">- por Classe: <text:span text:style-name="T27">getElementsByClassName()</text:span></text:p>
      <text:p text:style-name="P21">- por Seletor: <text:span text:style-name="T27">querySelector(), querySelectorAll()</text:span></text:p>
      <text:p text:style-name="P21"/>
      <text:p text:style-name="P19"/>
      <text:p text:style-name="P44"><text:soft-page-break/>EVENTOS DOM</text:p>
      <text:p text:style-name="P44"/>
      <text:p text:style-name="P24">É tudo aquilo que pode acontecer com um determinado elemento. <text:span text:style-name="T28">O evento pode ser configurado na parte HTML ou dentro da tag &lt;script&gt;.</text:span></text:p>
      <text:p text:style-name="P24"/>
      <text:p text:style-name="P25"><text:span text:style-name="T45">1 – </text:span>No HTML, precisamos colocar o evento dentro da respectiva <text:span text:style-name="T29">tag </text:span><text:span text:style-name="T45">com o nome da função. No script, chamamos a função pelo nome e criamos uma variável </text:span><text:span text:style-name="T46">para receber o DOM.</text:span></text:p>
      <text:p text:style-name="P40"><text:span text:style-name="T43">Ex.: <text:tab/></text:span><text:span text:style-name="T30">&lt;</text:span><text:span text:style-name="T32">div</text:span><text:span text:style-name="T35"> </text:span><text:span text:style-name="T36">id</text:span><text:span text:style-name="T35">=</text:span><text:span text:style-name="T39">"area"</text:span><text:span text:style-name="T35"> </text:span><text:span text:style-name="T36">onclick</text:span><text:span text:style-name="T35">=</text:span><text:span text:style-name="T39">"</text:span><text:span text:style-name="T41">clicar</text:span><text:span text:style-name="T39">()"</text:span><text:span text:style-name="T30">&gt;</text:span></text:p>
      <text:p text:style-name="P77">        <text:tab/><text:span text:style-name="T1">Interaja...</text:span></text:p>
      <text:p text:style-name="P77">   <text:tab/> <text:span text:style-name="T31">&lt;/</text:span><text:span text:style-name="T33">div</text:span><text:span text:style-name="T31">&gt;</text:span></text:p>
      <text:p text:style-name="P81"/>
      <text:p text:style-name="P77">    <text:tab/><text:span text:style-name="T31">&lt;</text:span><text:span text:style-name="T33">script</text:span><text:span text:style-name="T31">&gt;</text:span></text:p>
      <text:p text:style-name="P77">        <text:tab/><text:span text:style-name="T33">function</text:span><text:span text:style-name="T1"> </text:span><text:span text:style-name="T42">clicar</text:span><text:span text:style-name="T1">() {</text:span></text:p>
      <text:p text:style-name="P77">           <text:tab/> <text:span text:style-name="T33">var</text:span><text:span text:style-name="T1"> </text:span><text:span text:style-name="T37">a</text:span><text:span text:style-name="T1">= </text:span><text:span text:style-name="T37">window</text:span><text:span text:style-name="T1">.</text:span><text:span text:style-name="T37">document</text:span><text:span text:style-name="T1">.</text:span><text:span text:style-name="T42">getElementById</text:span><text:span text:style-name="T1">(</text:span><text:span text:style-name="T40">'area'</text:span><text:span text:style-name="T1">)</text:span></text:p>
      <text:p text:style-name="P77">           <text:tab/> <text:span text:style-name="T37">a</text:span><text:span text:style-name="T1">.</text:span><text:span text:style-name="T37">innerText</text:span><text:span text:style-name="T1"> = </text:span><text:span text:style-name="T40">'Clicou!'</text:span></text:p>
      <text:p text:style-name="P77">        <text:tab/><text:span text:style-name="T1">}</text:span></text:p>
      <text:p text:style-name="P77">  <text:tab/>  <text:span text:style-name="T31">&lt;/</text:span><text:span text:style-name="T33">script</text:span><text:span text:style-name="T31">&gt;</text:span></text:p>
      <text:p text:style-name="P26"/>
      <text:p text:style-name="P27">2 – No JavaScript, <text:span text:style-name="T46">criamos a variável para receber o DOM. A</text:span>dicionamos um addEventListener, <text:span text:style-name="T46">seguido de parênteses (‘nome do evento’, nome da função).</text:span></text:p>
      <text:p text:style-name="P41"><text:span text:style-name="T44">Ex.: <text:tab/></text:span><text:span text:style-name="T32">var</text:span><text:span text:style-name="T35"> </text:span><text:span text:style-name="T36">a</text:span><text:span text:style-name="T35"> = </text:span><text:span text:style-name="T36">window</text:span><text:span text:style-name="T35">.</text:span><text:span text:style-name="T36">document</text:span><text:span text:style-name="T35">.</text:span><text:span text:style-name="T41">getElementById</text:span><text:span text:style-name="T35">(</text:span><text:span text:style-name="T39">'area'</text:span><text:span text:style-name="T35">)</text:span></text:p>
      <text:p text:style-name="P77">    <text:tab/> <text:span text:style-name="T37">a</text:span><text:span text:style-name="T1">.</text:span><text:span text:style-name="T42">addEventListener</text:span><text:span text:style-name="T1">(</text:span><text:span text:style-name="T40">'click'</text:span><text:span text:style-name="T1">, </text:span><text:span text:style-name="T42">clicar</text:span><text:span text:style-name="T1">)</text:span></text:p>
      <text:p text:style-name="P77">       <text:tab/> <text:span text:style-name="T37">a</text:span><text:span text:style-name="T1">.</text:span><text:span text:style-name="T42">addEventListener</text:span><text:span text:style-name="T1">(</text:span><text:span text:style-name="T40">'mouseenter'</text:span><text:span text:style-name="T1">, </text:span><text:span text:style-name="T42">entrar</text:span><text:span text:style-name="T1">)</text:span></text:p>
      <text:p text:style-name="P77">       <text:tab/> <text:span text:style-name="T37">a</text:span><text:span text:style-name="T1">.</text:span><text:span text:style-name="T42">addEventListener</text:span><text:span text:style-name="T1">(</text:span><text:span text:style-name="T40">'mouseout'</text:span><text:span text:style-name="T1">, </text:span><text:span text:style-name="T42">sair</text:span><text:span text:style-name="T1">)</text:span></text:p>
      <text:p text:style-name="P66"/>
      <text:p text:style-name="P65"/>
      <text:p text:style-name="P28">*<text:span text:style-name="T47">Para detectar erros, podemos usar o devtools do próprio Chrome.</text:span></text:p>
      <text:p text:style-name="P28"/>
      <text:p text:style-name="P28"/>
      <text:p text:style-name="P45"/>
      <text:p text:style-name="P46">Condições em JavaScript</text:p>
      <text:p text:style-name="P46"/>
      <text:p text:style-name="P47"><draw:custom-shape text:anchor-type="paragraph" draw:z-index="11" draw:name="Forma 12" draw:style-name="gr2" svg:width="1.539cm" svg:height="0.521cm" svg:x="3.699cm" svg:y="0.3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3" draw:name="Moldura de texto 2" draw:style-name="gr1" draw:text-style-name="P87" svg:width="3.465cm" svg:height="0.599cm" svg:x="5.526cm" svg:y="0.178cm"><draw:text-box><text:p>Condição simples</text:p></draw:text-box></draw:frame><draw:frame text:anchor-type="paragraph" draw:z-index="14" draw:name="Moldura de texto 9" draw:style-name="gr1" draw:text-style-name="P87" svg:width="3.465cm" svg:height="0.599cm" svg:x="5.526cm" svg:y="0.178cm"><draw:text-box><text:p>Condição simples</text:p></draw:text-box></draw:frame>if <text:span text:style-name="T15">(condição) {</text:span></text:p>
      <text:p text:style-name="P29"><text:tab/>true</text:p>
      <text:p text:style-name="P29">}</text:p>
      <text:p text:style-name="P29"/>
      <text:p text:style-name="P47">if <text:span text:style-name="T15">(condição) {</text:span></text:p>
      <text:p text:style-name="P29"><draw:custom-shape text:anchor-type="paragraph" draw:z-index="12" draw:name="Forma 13" draw:style-name="gr2" svg:width="1.539cm" svg:height="0.521cm" svg:x="3.679cm" svg:y="0.4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5" draw:name="Moldura de texto 10" draw:style-name="gr1" draw:text-style-name="P87" svg:width="3.465cm" svg:height="0.599cm" svg:x="5.431cm" svg:y="0.418cm"><draw:text-box><text:p>Condição Composta</text:p></draw:text-box></draw:frame><text:tab/>true</text:p>
      <text:p text:style-name="P47"><text:span text:style-name="T15">} </text:span>else <text:span text:style-name="T15">{</text:span></text:p>
      <text:p text:style-name="P29"><text:tab/>false</text:p>
      <text:p text:style-name="P29">}</text:p>
      <text:p text:style-name="P23"/>
      <text:p text:style-name="P23"/>
      <text:p text:style-name="P48">Condição Múltipla</text:p>
      <text:p text:style-name="P48"/>
      <text:p text:style-name="P48">switch <text:span text:style-name="T15">(expressão) {</text:span></text:p>
      <text:p text:style-name="P48"><text:span text:style-name="T15"><text:tab/></text:span>case <text:span text:style-name="T15">valor 1:</text:span></text:p>
      <text:p text:style-name="P30"><text:tab/>bloco</text:p>
      <text:p text:style-name="P48"><text:span text:style-name="T15"><text:tab/></text:span>break</text:p>
      <text:p text:style-name="P48"><text:tab/></text:p>
      <text:p text:style-name="P48"><text:tab/>case <text:span text:style-name="T15">valor 2:</text:span></text:p>
      <text:p text:style-name="P30"><text:tab/>bloco</text:p>
      <text:p text:style-name="P48"><text:span text:style-name="T15"><text:tab/></text:span>break</text:p>
      <text:p text:style-name="P48"><text:tab/></text:p>
      <text:p text:style-name="P48"><text:soft-page-break/><text:tab/>case <text:span text:style-name="T15">valor 3:</text:span></text:p>
      <text:p text:style-name="P30"><text:tab/>bloco</text:p>
      <text:p text:style-name="P48"><text:span text:style-name="T15"><text:tab/></text:span>break</text:p>
      <text:p text:style-name="P48"/>
      <text:p text:style-name="P48"><text:tab/><text:span text:style-name="T48">default:</text:span></text:p>
      <text:p text:style-name="P48"><text:tab/><text:span text:style-name="T21">bloco</text:span></text:p>
      <text:p text:style-name="P48"><text:span text:style-name="T21"><text:tab/></text:span><text:span text:style-name="T48">break</text:span></text:p>
      <text:p text:style-name="P48">}</text:p>
      <text:p text:style-name="P48"/>
      <text:p text:style-name="P49">ESTRUTURAS DE REPETIÇÃO</text:p>
      <text:p text:style-name="P49"/>
      <text:p text:style-name="P62">while<text:span text:style-name="T49"> </text:span><text:span text:style-name="T50">(com teste lógico no início) </text:span></text:p>
      <text:p text:style-name="P62"/>
      <text:p text:style-name="P31">var c = 1</text:p>
      <text:p text:style-name="P31"><text:span text:style-name="T14">while</text:span> (c &lt; 7) {</text:p>
      <text:p text:style-name="P31"><text:tab/>console.log(<text:span text:style-name="T51">`Passo ${</text:span>c<text:span text:style-name="T51">}`</text:span>)</text:p>
      <text:p text:style-name="P31"><text:tab/>c++</text:p>
      <text:p text:style-name="P31">}</text:p>
      <text:p text:style-name="P31"/>
      <text:p text:style-name="P61">do<text:span text:style-name="T49"> </text:span><text:span text:style-name="T50">(com teste lógico no final)</text:span></text:p>
      <text:p text:style-name="P61"/>
      <text:p text:style-name="P31">var c = 1</text:p>
      <text:p text:style-name="P49">do <text:span text:style-name="T15">{ </text:span></text:p>
      <text:p text:style-name="P50"><text:span text:style-name="T22"><text:tab/>console.log(</text:span><text:span text:style-name="T23">`Passo ${</text:span><text:span text:style-name="T15">c</text:span><text:span text:style-name="T23">}`</text:span><text:span text:style-name="T22">)</text:span></text:p>
      <text:p text:style-name="P32"><text:tab/>c++</text:p>
      <text:p text:style-name="P51"><text:span text:style-name="T22">} </text:span>while <text:span text:style-name="T15">(c &lt; 7)</text:span></text:p>
      <text:p text:style-name="P31"/>
      <text:p text:style-name="P49"/>
      <text:p text:style-name="P22"/>
      <text:p text:style-name="P52">Estrutura de Repetição com Variável de Controle</text:p>
      <text:p text:style-name="P52"/>
      <text:p text:style-name="P52">for<text:span text:style-name="T15"> (inicio; teste; incr) {</text:span></text:p>
      <text:p text:style-name="P82"/>
      <text:p text:style-name="P83">}</text:p>
      <text:p text:style-name="P83"/>
      <text:p text:style-name="P78"><text:span text:style-name="T52">for</text:span><text:span text:style-name="T53">(</text:span><text:span text:style-name="T34">var</text:span><text:span text:style-name="T53"> </text:span><text:span text:style-name="T38">c</text:span><text:span text:style-name="T53">=</text:span><text:span text:style-name="T54">1</text:span><text:span text:style-name="T53">; </text:span><text:span text:style-name="T38">c</text:span><text:span text:style-name="T53"> &lt;= </text:span><text:span text:style-name="T54">10</text:span><text:span text:style-name="T53">; </text:span><text:span text:style-name="T38">c</text:span><text:span text:style-name="T53">++) {</text:span></text:p>
      <text:p text:style-name="P80">    <text:span text:style-name="T37">console</text:span><text:span text:style-name="T1">.</text:span><text:span text:style-name="T42">log</text:span><text:span text:style-name="T1">(</text:span><text:span text:style-name="T40">`Passo </text:span><text:span text:style-name="T33">${</text:span><text:span text:style-name="T37">c</text:span><text:span text:style-name="T33">}</text:span><text:span text:style-name="T40">`</text:span><text:span text:style-name="T1">)</text:span></text:p>
      <text:p text:style-name="P79">}</text:p>
      <text:p text:style-name="P33"/>
      <text:p text:style-name="P34">Dentro do for, podemos utilizar qualquer estrutura que aprendemos até agora.</text:p>
      <text:p text:style-name="P34"/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86"><text:soft-page-break/>Variáveis Compostas (Array)</text:p>
      <text:p text:style-name="P86"/>
      <text:p text:style-name="P8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07:20:00.511000000</meta:creation-date>
    <meta:generator>LibreOffice/7.3.2.2$Windows_X86_64 LibreOffice_project/49f2b1bff42cfccbd8f788c8dc32c1c309559be0</meta:generator>
    <dc:date>2022-11-11T21:55:27.463000000</dc:date>
    <meta:editing-duration>P2DT3H47M3S</meta:editing-duration>
    <meta:editing-cycles>71</meta:editing-cycles>
    <meta:document-statistic meta:table-count="0" meta:image-count="0" meta:object-count="0" meta:page-count="6" meta:paragraph-count="166" meta:word-count="747" meta:character-count="4925" meta:non-whitespace-character-count="4085"/>
  </office:meta>
</office:document-meta>
</file>